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f40" officeooo:paragraph-rsid="0007cf40"/>
    </style:style>
    <style:style style:name="P2" style:family="paragraph" style:parent-style-name="Standard">
      <style:text-properties fo:font-weight="bold" officeooo:rsid="0007cf40" officeooo:paragraph-rsid="0007cf40" style:font-weight-asian="bold" style:font-weight-complex="bold"/>
    </style:style>
    <style:style style:name="P3" style:family="paragraph" style:parent-style-name="Preformatted_20_Text" style:list-style-name="Numbering_20_123">
      <style:text-properties fo:font-size="12pt" fo:font-weight="bold" officeooo:rsid="0007cf40" officeooo:paragraph-rsid="0007cf40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font-name="Roboto" fo:font-size="21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style:font-name="Roboto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Roboto" fo:font-size="8pt" fo:letter-spacing="normal" fo:font-style="normal" fo:font-weight="normal" style:font-size-asian="7pt" style:font-weight-asian="normal" style:font-size-complex="8pt" style:font-weight-complex="normal"/>
    </style:style>
    <style:style style:name="T4" style:family="text">
      <style:text-properties officeooo:rsid="0007cf4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Tree:</text:p>
      <text:list xml:id="list1678573920" text:style-name="Numbering_20_123">
        <text:list-item>
          <text:p text:style-name="P3"><text:span text:style-name="T2">construct Binary Tree from its preorder and inorder traversal .</text:span></text:p>
        </text:list-item>
        <text:list-item>
          <text:p text:style-name="P3"><text:span text:style-name="T3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6:02:56.210176678</meta:creation-date>
    <dc:date>2019-05-12T16:05:45.143843476</dc:date>
    <meta:editing-duration>PT2M50S</meta:editing-duration>
    <meta:editing-cycles>1</meta:editing-cycles>
    <meta:generator>LibreOffice/6.2.2.2$Linux_X86_64 LibreOffice_project/20$Build-2</meta:generator>
    <meta:document-statistic meta:table-count="0" meta:image-count="0" meta:object-count="0" meta:page-count="1" meta:paragraph-count="3" meta:word-count="14" meta:character-count="79" meta:non-whitespace-character-count="69"/>
  </office:meta>
</office:document-meta>
</file>